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Util.centerComponentInWindow( Component component , int percentOfScre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Util.centerComponentInComponent( Component parent , Component toBeCent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Util.centerComponentInWindow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Util.Component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